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9aac9" officeooo:paragraph-rsid="0019aac9"/>
    </style:style>
    <style:style style:name="P2" style:family="paragraph" style:parent-style-name="Frame_20_contents">
      <style:text-properties officeooo:paragraph-rsid="00187b1d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officeooo:rsid="00187b1d"/>
    </style:style>
    <style:style style:name="gr1" style:family="graphic">
      <style:graphic-properties draw:stroke="solid" svg:stroke-width="0.071cm" svg:stroke-color="#3a5f8b" draw:fill="solid" draw:fill-color="#4f81bd" draw:textarea-vertical-align="middle" draw:auto-grow-height="true" fo:min-height="0cm" fo:min-width="0cm" fo:padding-top="0.125cm" fo:padding-bottom="0.125cm" fo:padding-left="0.25cm" fo:padding-right="0.25cm" fo:wrap-option="wrap" loext:text-box="tru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        <draw:custom-shape text:anchor-type="paragraph" draw:z-index="1" draw:name="1st" draw:style-name="gr1" draw:text-style-name="P3" svg:width="5.61cm" svg:height="2.211cm" svg:x="3.899cm" svg:y="3.718cm">
          <text:p text:style-name="P2"><text:span text:style-name="T1">para #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text:anchor-type="paragraph" draw:z-index="2" draw:name="2nd" draw:style-name="gr1" draw:text-style-name="P3" svg:width="5.61cm" svg:height="2.211cm" svg:x="9.899cm" svg:y="3.718cm">
          <text:p text:style-name="P2"><text:span text:style-name="T1">para #1</text:span></text:p>
          <text:p text:style-name="P2"><text:span text:style-name="T1">para #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6-27T16:18:58.686981566</meta:creation-date>
    <dc:date>2014-06-27T17:24:49.630633564</dc:date>
    <dc:creator>Miklos Vajna</dc:creator>
    <meta:editing-duration>PT2M48S</meta:editing-duration>
    <meta:editing-cycles>10</meta:editing-cycles>
    <meta:generator>LibreOfficeDev/4.4.0.0.alpha0$Linux_X86_64 LibreOffice_project/69bad8374e4ec877783582edfca36fd5d768573e</meta:generator>
    <meta:document-statistic meta:table-count="0" meta:image-count="0" meta:object-count="0" meta:page-count="1" meta:paragraph-count="2" meta:word-count="2" meta:character-count="7" meta:non-whitespace-character-count="7"/>
  </office:meta>
</office:document-meta>
</file>